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BodyContentSpec.consumeWith( Consumer &lt; EntityExchangeResult &lt; byte [ ] &gt; &gt; 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esponseSpec.expectBody( ParameterizedTypeReference &lt; B &gt; body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ResponseSpec.DefaultResponseSpec( ExchangeResult exchangeResult , ClientResponse response , Consumer &lt; EntityExchangeResult &lt; ? &gt; &gt; entityResultConsumer , Duration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ResponseSpec.returnResult( ParameterizedTypeReference &lt; T &gt; elementType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esponseSpec.expect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BodySpec.sel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questBodyUriSpec.body( P publisher , Class &lt; T &gt; elemen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WebTestClient.o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questBodyUriSpec.attribute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equestBodyUriSpec.body( P publisher , ParameterizedTypeReference &lt; T &gt; elementType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BodySpec.value( Function &lt; B , R &gt; bodyMapper , Matcher &lt; ? super R &gt; 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BodySpec.return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questBodyUriSpec.headers( Consumer &lt; HttpHeaders &gt; headers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esponseSpec.initEntityExchangeResult( @ Nullable B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RequestBodyUriSpec.body( Object producer , ParameterizedTypeReference &lt; ? &gt; elementType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equestBodyUriSpec.initCookie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faultListBodySpec.contains( E ... elemen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WebTestClient.getResponse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BodyContentSpec.return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questBodyUriSpec.cookies( Consumer &lt; MultiValueMap &lt; String , String &gt; &gt; cookies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equestBodyUriSpec.uri( Function &lt; UriBuilder , URI &gt; uri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WebTestClient.methodInternal( HttpMethod http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questBodyUriSpec.bodyValue( Object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WebTestClient.method( HttpMethod http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BodySpec.get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questBodyUriSpec.attributes( Consumer &lt; Map &lt; String , Object &gt; &gt; attributes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BodyContentSpec.jsonPath( String expression , Object ...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BodySpec.DefaultBodySpec( EntityExchangeResult &lt; B &gt; 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questBodyUriSpec.uri( URI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equestBodyUriSpec.get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questBodyUriSpec.exchan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RequestBodyUriSpec.header( String headerName , String ... headerValu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RequestBodyUriSpec.ifNoneMatch( String ... ifNoneMatch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equestBodyUriSpec.initUri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istBodySpec.return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questBodyUriSpec.acceptCharset( Charset ... acceptableCharse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WebTestClient.mutateWith( WebTestClientConfigurer configur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WebTestClient.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questBodyUriSpec.accept( MediaType ... acceptableMedia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ListBodySpec.doesNotContain( E ... elemen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ResponseSpec.getListBodySpec( Flux &lt; E &gt; flu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BodySpec.consumeWith( Consumer &lt; EntityExchangeResult &lt; B &gt; &gt; 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equestBodyUriSpec.contentLength( long content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equestBodyUriSpec.syncBody( Object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sponseSpec.returnResult( Class &lt; T &gt; element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WebTestClient.de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sponseSpec.expectCooki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istBodySpec.hasSize( int siz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BodySpec.isEqualTo( B expe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WebTestClient.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BodyContentSpec.getBodyAs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RequestBodyUriSpec.uri( String uriTemplate , Object ... uriVariab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equestBodyUriSpec.contentType( MediaType conte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esponseSpec.expectBody( Class &lt; B &gt; body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BodyContentSpec.json( String json , boolean stri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RequestBodyUriSpec.body( Object producer , Class &lt; ? &gt; elemen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BodyContentSpec.xml( String expectedXm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WebTestClient.p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sponseSpec.expectBodyList( Class &lt; E &gt; eleme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sponseSpec.expectBod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RequestBodyUriSpec.DefaultRequestBodyUriSpec( HttpMethod http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WebTestClient.DefaultWebTestClient( ClientHttpConnector connector , Function &lt; ClientHttpConnector , ExchangeFunction &gt; exchangeFactory , UriBuilderFactory uriBuilderFactory , @ Nullable HttpHeaders headers , @ Nullable MultiValueMap &lt; String , String &gt; cookies , Consumer &lt; EntityExchangeResult &lt; ? &gt; &gt; entityResultConsumer , @ Nullable Duration responseTimeout , DefaultWebTestClientBuilder clientBuil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RequestBodyUriSpec.initHead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RequestBodyUriSpec.initRequestBuil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BodyContentSpec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RequestBodyUriSpec.cookie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ListBodySpec.DefaultListBodySpec( EntityExchangeResult &lt; List &lt; E &gt; &gt; 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BodySpec.value( Consumer &lt; B &gt; 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WebTestClient.p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BodyContentSpec.xpath( String expression , @ Nullable Map &lt; String , String &gt; namespaces , Object ...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questBodyUriSpec.uri( String uriTemplate , Map &lt; String , ? &gt; uriVariab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esponseSpec.expectAll( ResponseSpecConsumer ... consume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efaultResponseSpec.expect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questBodyUriSpec.body( BodyInserter &lt; ? , ? super ClientHttpRequest &gt; inser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WebTestClient.mu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questBodyUriSpec.ifModifiedSince( ZonedDateTime ifModifiedSi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esponseSpec.expectBodyList( ParameterizedTypeReference &lt; E &gt; eleme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BodyContentSpec.DefaultBodyContentSpec( EntityExchangeResult &lt; byte [ ] &gt; resul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WebTestClient.h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BodySpec.value( Matcher &lt; ? super B &gt; 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equestBodyUriSpec.getCook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